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entury Schoolbook L" fo:font-size="12pt" fo:background-color="#ffffff" style:font-size-asian="12pt" style:font-size-complex="12pt"/>
    </style:style>
    <style:style style:name="P2" style:family="paragraph" style:parent-style-name="Standard">
      <style:paragraph-properties fo:padding="0.049cm" fo:border="0.06pt solid #000000" style:shadow="none"/>
      <style:text-properties style:font-name="Century Schoolbook L" fo:font-size="12pt" officeooo:rsid="0011e2f0" fo:background-color="#ffffff" style:font-size-asian="12pt" style:font-size-complex="12pt"/>
    </style:style>
    <style:style style:name="P3" style:family="paragraph" style:parent-style-name="Standard">
      <style:paragraph-properties fo:padding="0.049cm" fo:border="0.06pt solid #000000" style:shadow="none"/>
      <style:text-properties style:font-name="Century Schoolbook L" fo:font-size="12pt" officeooo:paragraph-rsid="00133a72" fo:background-color="#ffffff" style:font-size-asian="12pt" style:font-size-complex="12pt"/>
    </style:style>
    <style:style style:name="T1" style:family="text">
      <style:text-properties officeooo:rsid="0011e2f0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133a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uliet loves prime numbers. Romeo thought of gifting her prime numbers for her birth day. Inorder to impress her , he wants to give her special prime numbers. A prime number is called special if </text:span><text:span text:style-name="T2"> </text:span><text:span text:style-name="T3">you keep removing a digit from the right hand end of this prime number, each of the remaining numbers is also prime. </text:span><text:span text:style-name="T4">For example </text:span></text:p>
      <text:p text:style-name="P3"><text:span text:style-name="T4">7,39,39,133 is a prime number , when you keep on removing the right most digit , the new number obtained is also a prime number ( 7, 73 , 739 , 7393 , 73939 , 739391 , 7393913 , 73939133 ). He wants to know the number of special primes less than n.</text:span><text:span text:style-name="T3"> 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Times, 'Times New Roman', serif"/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1:27:57.441828644</meta:creation-date>
    <dc:date>2014-09-23T02:46:24.419361495</dc:date>
    <meta:editing-duration>PT2M55S</meta:editing-duration>
    <meta:editing-cycles>1</meta:editing-cycles>
    <meta:document-statistic meta:table-count="0" meta:image-count="0" meta:object-count="0" meta:page-count="2" meta:paragraph-count="2" meta:word-count="112" meta:character-count="574" meta:non-whitespace-character-count="461"/>
    <meta:generator>LibreOffice/4.2.6.3$Linux_X86_64 LibreOffice_project/420m0$Build-3</meta:generator>
  </office:meta>
</office:document-meta>
</file>